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Y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7:34:51.997351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07T07:39:18.828419266</dc:date>
    <meta:editing-duration>P2DT22H18S</meta:editing-duration>
    <meta:editing-cycles>241</meta:editing-cycles>
    <meta:generator>LibreOffice/5.2.2.2.0$Linux_X86_64 LibreOffice_project/20m0$Build-2</meta:generator>
    <meta:document-statistic meta:table-count="1" meta:cell-count="3257" meta:object-count="0"/>
  </office:meta>
</office:document-meta>
</file>